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  <style:text-properties fo:background-color="#e8f5e9" loext:padding-left="0.397cm" loext:padding-right="0cm" loext:padding-top="0cm" loext:padding-bottom="0cm" loext:border-left="3.74pt solid #2e8b57" loext:border-right="none" loext:border-top="none" loext:border-bottom="none"/>
    </style:style>
    <style:style style:name="P5" style:family="paragraph" style:parent-style-name="Text_20_body">
      <style:paragraph-properties fo:margin-left="0cm" fo:margin-right="0cm" fo:margin-top="0.397cm" fo:margin-bottom="0.397cm" style:contextual-spacing="false" fo:text-align="justify" style:justify-single-word="false" fo:text-indent="0cm" style:auto-text-indent="false"/>
      <style:text-properties fo:background-color="#e8f5e9" loext:padding-left="0.397cm" loext:padding-right="0cm" loext:padding-top="0cm" loext:padding-bottom="0cm" loext:border-left="3.74pt solid #2e8b57" loext:border-right="none" loext:border-top="none" loext:border-bottom="none"/>
    </style:style>
    <style:style style:name="P6" style:family="paragraph" style:parent-style-name="Text_20_body" style:list-style-name="L1">
      <style:paragraph-properties fo:margin-left="0cm" fo:margin-right="0cm" fo:margin-top="0.397cm" fo:margin-bottom="0.397cm" style:contextual-spacing="false" fo:text-align="justify" style:justify-single-word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</style:style>
    <style:style style:name="P10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11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12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T1" style:family="text">
      <style:text-properties fo:color="#228b22" loext:opacity="100%"/>
    </style:style>
    <style:style style:name="T2" style:family="text">
      <style:text-properties fo:color="#228b22" loext:opacity="100%" fo:background-color="#e8f5e9" loext:char-shading-value="0" loext:padding-left="0.397cm" loext:padding-right="0cm" loext:padding-top="0cm" loext:padding-bottom="0cm" loext:border-left="3.74pt solid #2e8b57" loext:border-right="none" loext:border-top="none" loext:border-bottom="none"/>
    </style:style>
    <style:style style:name="T3" style:family="text">
      <style:text-properties fo:background-color="#e8f5e9" loext:char-shading-value="0" loext:padding-left="0.397cm" loext:padding-right="0cm" loext:padding-top="0cm" loext:padding-bottom="0cm" loext:border-left="3.74pt solid #2e8b57" loext:border-right="none" loext:border-top="none" loext:border-bottom="none"/>
    </style:style>
    <style:style style:name="T4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5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6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7" style:family="text">
      <style:text-properties fo:color="#333333" loext:opacity="100%" fo:background-color="transparent" loext:char-shading-value="0" loext:padding="0cm" loext:border="none"/>
    </style:style>
    <style:style style:name="T8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sinando o Computador a Escolher (Condicionais) 🚦</text:h>
      <text:h text:style-name="P2" text:outline-level="2">O Que é uma Condicional?</text:h>
      <text:p text:style-name="P3">Até agora, nossos códigos eram como uma receita de bolo: o computador fazia o passo 1, depois o passo 2, depois o passo 3, sem pensar. Mas a vida real não é assim.</text:p>
      <text:p text:style-name="P3">A "Estrutura Condicional" é o cérebro do código. É ela que permite ao computador fazer uma pergunta e <text:span text:style-name="Strong_20_Emphasis"><text:span text:style-name="T1">escolher um caminho diferente</text:span></text:span> dependendo da resposta.</text:p>
      <text:h text:style-name="P4" text:outline-level="3">🎮 Analogia: O Videogame</text:h>
      <text:p text:style-name="P5">Imagine um jogo. A todo momento o computador está fazendo perguntas:</text:p>
      <text:list text:style-name="L1">
        <text:list-item>
          <text:p text:style-name="P6"><text:span text:style-name="Strong_20_Emphasis"><text:span text:style-name="T2">SE</text:span></text:span><text:span text:style-name="T3"> a vida do personagem chegar a 0 -&gt; </text:span><text:span text:style-name="Strong_20_Emphasis"><text:span text:style-name="T2">ENTÃO</text:span></text:span><text:span text:style-name="T3"> mostre "Game Over".</text:span></text:p>
        </text:list-item>
        <text:list-item>
          <text:p text:style-name="P6"><text:span text:style-name="Strong_20_Emphasis"><text:span text:style-name="T2">SE</text:span></text:span><text:span text:style-name="T3"> o jogador apertar 'X' -&gt; </text:span><text:span text:style-name="Strong_20_Emphasis"><text:span text:style-name="T2">ENTÃO</text:span></text:span><text:span text:style-name="T3"> pule.</text:span></text:p>
        </text:list-item>
        <text:list-item>
          <text:p text:style-name="P6"><text:span text:style-name="Strong_20_Emphasis"><text:span text:style-name="T2">SENÃO</text:span></text:span><text:span text:style-name="T3"> -&gt; continue correndo no chão.</text:span></text:p>
        </text:list-item>
      </text:list>
      <text:h text:style-name="P2" text:outline-level="2">Os "Olhos" do Computador (Comparadores)</text:h>
      <text:p text:style-name="P3">Para o computador tomar uma decisão, ele precisa comparar coisas. Veja os símbolos que usamos:</text:p>
      <text:list text:style-name="L2">
        <text:list-item>
          <text:p text:style-name="P7"><text:span text:style-name="Source_20_Text"><text:span text:style-name="T4">==</text:span></text:span> (Igual): A senha digitada é <text:span text:style-name="Strong_20_Emphasis"><text:span text:style-name="T1">igual</text:span></text:span> à senha salva?</text:p>
        </text:list-item>
        <text:list-item>
          <text:p text:style-name="P7"><text:span text:style-name="Source_20_Text"><text:span text:style-name="T4">!=</text:span></text:span> (Diferente): O dia de hoje é <text:span text:style-name="Strong_20_Emphasis"><text:span text:style-name="T1">diferente</text:span></text:span> de Domingo?</text:p>
        </text:list-item>
        <text:list-item>
          <text:p text:style-name="P7"><text:span text:style-name="Source_20_Text"><text:span text:style-name="T4">&gt;</text:span></text:span> (Maior): A idade é <text:span text:style-name="Strong_20_Emphasis"><text:span text:style-name="T1">maior</text:span></text:span> que 18?</text:p>
        </text:list-item>
        <text:list-item>
          <text:p text:style-name="P7"><text:span text:style-name="Source_20_Text"><text:span text:style-name="T4">&lt;</text:span></text:span> (Menor): O saldo no banco é <text:span text:style-name="Strong_20_Emphasis"><text:span text:style-name="T1">menor</text:span></text:span> que o preço do produto?</text:p>
        </text:list-item>
        <text:list-item>
          <text:p text:style-name="P8"><text:span text:style-name="Source_20_Text"><text:span text:style-name="T4">&gt;=</text:span></text:span> (Maior ou Igual): A nota é <text:span text:style-name="Strong_20_Emphasis"><text:span text:style-name="T1">maior ou igual</text:span></text:span> a 6?</text:p>
        </text:list-item>
      </text:list>
      <text:h text:style-name="P2" text:outline-level="2">1. O Básico: IF e ELSE (Se... Senão)</text:h>
      <text:p text:style-name="P3">O comando <text:span text:style-name="Source_20_Text"><text:span text:style-name="T4">if</text:span></text:span> (se) verifica uma condição. Se for verdadeira, ele entra no bloco. Se for falsa, ele pode ir para o <text:span text:style-name="Source_20_Text"><text:span text:style-name="T4">else</text:span></text:span> (senão).</text:p>
      <text:h text:style-name="P9" text:outline-level="3"><text:soft-page-break/>Exemplo: O Porteiro da Balada 🕺</text:h>
      <text:p text:style-name="P3">O porteiro precisa verificar se você tem idade para entrar.</text:p>
      <text:p text:style-name="P10"><text:span text:style-name="Source_20_Text"><text:span text:style-name="T5">let idade = 16;</text:span></text:span></text:p>
      <text:p text:style-name="P11"/>
      <text:p text:style-name="P12"><text:span text:style-name="Source_20_Text"><text:span text:style-name="T6">// A Pergunta: A idade é maior ou igual a 18?</text:span></text:span></text:p>
      <text:p text:style-name="P11"><text:span text:style-name="Source_20_Text"><text:span text:style-name="T5">if (idade &gt;= 18) {</text:span></text:span></text:p>
      <text:p text:style-name="P10"><text:span text:style-name="Source_20_Text"><text:span text:style-name="T7"><text:s text:c="4"/></text:span></text:span><text:span text:style-name="Source_20_Text"><text:span text:style-name="T8">// Se for VERDADE, entra aqui:</text:span></text:span></text:p>
      <text:p text:style-name="P11"><text:span text:style-name="Source_20_Text"><text:span text:style-name="T7"><text:s text:c="4"/></text:span></text:span><text:span text:style-name="Source_20_Text"><text:span text:style-name="T5">console.log("Pode entrar na festa!"); </text:span></text:span></text:p>
      <text:p text:style-name="P11"><text:span text:style-name="Source_20_Text"><text:span text:style-name="T5">} else {</text:span></text:span></text:p>
      <text:p text:style-name="P10"><text:span text:style-name="Source_20_Text"><text:span text:style-name="T7"><text:s text:c="4"/></text:span></text:span><text:span text:style-name="Source_20_Text"><text:span text:style-name="T8">// Se for MENTIRA, cai automaticamente aqui:</text:span></text:span></text:p>
      <text:p text:style-name="P11"><text:span text:style-name="Source_20_Text"><text:span text:style-name="T7"><text:s text:c="4"/></text:span></text:span><text:span text:style-name="Source_20_Text"><text:span text:style-name="T5">console.log("Barrado! Vá para casa estudar."); </text:span></text:span></text:p>
      <text:p text:style-name="P11"><text:span text:style-name="Source_20_Text"><text:span text:style-name="T5">}</text:span></text:span></text:p>
      <text:h text:style-name="P2" text:outline-level="2">2. Múltiplas Escolhas: ELSE IF</text:h>
      <text:p text:style-name="P3">E quando temos mais de duas opções? Usamos o <text:span text:style-name="Source_20_Text"><text:span text:style-name="T4">else if</text:span></text:span> (senão, se...).</text:p>
      <text:h text:style-name="P9" text:outline-level="3">Exemplo: O Boletim Escolar 📝</text:h>
      <text:p text:style-name="P3">Aqui temos 3 caminhos: Passou direto, Recuperação ou Reprovado.</text:p>
      <text:p text:style-name="P10"><text:span text:style-name="Source_20_Text"><text:span text:style-name="T5">let nota = 6;</text:span></text:span></text:p>
      <text:p text:style-name="P11"/>
      <text:p text:style-name="P11"><text:span text:style-name="Source_20_Text"><text:span text:style-name="T5">if (nota &gt;= 7) {</text:span></text:span></text:p>
      <text:p text:style-name="P11"><text:span text:style-name="Source_20_Text"><text:span text:style-name="T7"><text:s text:c="4"/></text:span></text:span><text:span text:style-name="Source_20_Text"><text:span text:style-name="T5">console.log("Aprovado! Partiu férias.");</text:span></text:span></text:p>
      <text:p text:style-name="P11"><text:span text:style-name="Source_20_Text"><text:span text:style-name="T5">} else if (nota &gt;= 5) {</text:span></text:span></text:p>
      <text:p text:style-name="P10"><text:span text:style-name="Source_20_Text"><text:span text:style-name="T7"><text:s text:c="4"/></text:span></text:span><text:span text:style-name="Source_20_Text"><text:span text:style-name="T8">// Só entra aqui se a primeira falhar (nota menor que 7)</text:span></text:span></text:p>
      <text:p text:style-name="P10"><text:span text:style-name="Source_20_Text"><text:span text:style-name="T7"><text:s text:c="4"/></text:span></text:span><text:span text:style-name="Source_20_Text"><text:span text:style-name="T8">// MAS a nota ainda é maior que 5</text:span></text:span></text:p>
      <text:p text:style-name="P11"><text:span text:style-name="Source_20_Text"><text:span text:style-name="T7"><text:s text:c="4"/></text:span></text:span><text:span text:style-name="Source_20_Text"><text:span text:style-name="T5">console.log("Cuidado: Recuperação.");</text:span></text:span></text:p>
      <text:p text:style-name="P11"><text:soft-page-break/><text:span text:style-name="Source_20_Text"><text:span text:style-name="T5">} else {</text:span></text:span></text:p>
      <text:p text:style-name="P10"><text:span text:style-name="Source_20_Text"><text:span text:style-name="T7"><text:s text:c="4"/></text:span></text:span><text:span text:style-name="Source_20_Text"><text:span text:style-name="T8">// Se não foi nenhuma das anteriores...</text:span></text:span></text:p>
      <text:p text:style-name="P11"><text:span text:style-name="Source_20_Text"><text:span text:style-name="T7"><text:s text:c="4"/></text:span></text:span><text:span text:style-name="Source_20_Text"><text:span text:style-name="T5">console.log("Reprovado.");</text:span></text:span></text:p>
      <text:p text:style-name="P11"><text:span text:style-name="Source_20_Text"><text:span text:style-name="T5">}</text:span></text:span></text:p>
      <text:h text:style-name="P2" text:outline-level="2">3. O "Menu" de Opções: SWITCH / CASE</text:h>
      <text:p text:style-name="P3">Imagine que você ligou para o banco e ouviu: "Disque 1 para saldo, 2 para falar com atendente, 3 para sair". Usar vários <text:span text:style-name="Source_20_Text"><text:span text:style-name="T4">if</text:span></text:span> ficaria bagunçado. Para esses casos de "menus", usamos o <text:span text:style-name="Source_20_Text"><text:span text:style-name="T4">switch</text:span></text:span>.</text:p>
      <text:p text:style-name="P10"><text:span text:style-name="Source_20_Text"><text:span text:style-name="T5">let opcao = 2;</text:span></text:span></text:p>
      <text:p text:style-name="P11"/>
      <text:p text:style-name="P11"><text:span text:style-name="Source_20_Text"><text:span text:style-name="T5">switch (opcao) {</text:span></text:span></text:p>
      <text:p text:style-name="P11"><text:span text:style-name="Source_20_Text"><text:span text:style-name="T7"><text:s text:c="4"/></text:span></text:span><text:span text:style-name="Source_20_Text"><text:span text:style-name="T5">case 1:</text:span></text:span></text:p>
      <text:p text:style-name="P11"><text:span text:style-name="Source_20_Text"><text:span text:style-name="T7"><text:s text:c="8"/></text:span></text:span><text:span text:style-name="Source_20_Text"><text:span text:style-name="T5">console.log("Seu saldo é R$ 0,00");</text:span></text:span></text:p>
      <text:p text:style-name="P10"><text:span text:style-name="Source_20_Text"><text:span text:style-name="T7"><text:s text:c="8"/></text:span></text:span><text:span text:style-name="Source_20_Text"><text:span text:style-name="T5">break; </text:span></text:span><text:span text:style-name="Source_20_Text"><text:span text:style-name="T8">// O 'break' serve para PARAR de ler e sair do menu</text:span></text:span></text:p>
      <text:p text:style-name="P11"><text:span text:style-name="Source_20_Text"><text:span text:style-name="T7"><text:s text:c="8"/></text:span></text:span></text:p>
      <text:p text:style-name="P11"><text:span text:style-name="Source_20_Text"><text:span text:style-name="T7"><text:s text:c="4"/></text:span></text:span><text:span text:style-name="Source_20_Text"><text:span text:style-name="T5">case 2:</text:span></text:span></text:p>
      <text:p text:style-name="P11"><text:span text:style-name="Source_20_Text"><text:span text:style-name="T7"><text:s text:c="8"/></text:span></text:span><text:span text:style-name="Source_20_Text"><text:span text:style-name="T5">console.log("Chamando atendente...");</text:span></text:span></text:p>
      <text:p text:style-name="P11"><text:span text:style-name="Source_20_Text"><text:span text:style-name="T7"><text:s text:c="8"/></text:span></text:span><text:span text:style-name="Source_20_Text"><text:span text:style-name="T5">break;</text:span></text:span></text:p>
      <text:p text:style-name="P11"><text:span text:style-name="Source_20_Text"><text:span text:style-name="T7"><text:s text:c="8"/></text:span></text:span></text:p>
      <text:p text:style-name="P11"><text:span text:style-name="Source_20_Text"><text:span text:style-name="T7"><text:s text:c="4"/></text:span></text:span><text:span text:style-name="Source_20_Text"><text:span text:style-name="T5">case 3:</text:span></text:span></text:p>
      <text:p text:style-name="P11"><text:span text:style-name="Source_20_Text"><text:span text:style-name="T7"><text:s text:c="8"/></text:span></text:span><text:span text:style-name="Source_20_Text"><text:span text:style-name="T5">console.log("Tchau!");</text:span></text:span></text:p>
      <text:p text:style-name="P11"><text:span text:style-name="Source_20_Text"><text:span text:style-name="T7"><text:s text:c="8"/></text:span></text:span><text:span text:style-name="Source_20_Text"><text:span text:style-name="T5">break;</text:span></text:span></text:p>
      <text:p text:style-name="P11"><text:span text:style-name="Source_20_Text"><text:span text:style-name="T7"><text:s text:c="8"/></text:span></text:span></text:p>
      <text:p text:style-name="P11"><text:span text:style-name="Source_20_Text"><text:span text:style-name="T7"><text:s text:c="4"/></text:span></text:span><text:span text:style-name="Source_20_Text"><text:span text:style-name="T5">default:</text:span></text:span></text:p>
      <text:p text:style-name="P10"><text:span text:style-name="Source_20_Text"><text:span text:style-name="T7"><text:s text:c="8"/></text:span></text:span><text:span text:style-name="Source_20_Text"><text:span text:style-name="T8">// O 'default' é o "Else" do Switch. Acontece se digitar algo errado.</text:span></text:span></text:p>
      <text:p text:style-name="P11"><text:span text:style-name="Source_20_Text"><text:span text:style-name="T7"><text:s text:c="8"/></text:span></text:span><text:span text:style-name="Source_20_Text"><text:span text:style-name="T5">console.log("Opção inválida. Digite 1, 2 ou 3.");</text:span></text:span></text:p>
      <text:p text:style-name="P11"><text:soft-page-break/><text:span text:style-name="Source_20_Text"><text:span text:style-name="T5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36:41.663718900</meta:creation-date>
    <dc:date>2026-04-04T22:37:12.626145800</dc:date>
    <meta:editing-duration>PT31S</meta:editing-duration>
    <meta:editing-cycles>1</meta:editing-cycles>
    <meta:document-statistic meta:table-count="0" meta:image-count="0" meta:object-count="0" meta:page-count="4" meta:paragraph-count="64" meta:word-count="473" meta:character-count="2696" meta:non-whitespace-character-count="2146"/>
    <meta:generator>LibreOffice/26.2.2.2$Windows_X86_64 LibreOffice_project/1f77d10d6938fd34972958f64b2bcfa54f8b1ba5</meta:generator>
  </office:meta>
</office:document-meta>
</file>